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ink.springer.com/chapter/10.1007/978-3-030-10752-9_1" text:style-name="Internet_20_link" text:visited-style-name="Visited_20_Internet_20_Link">https://link.springer.com/chapter/10.1007/978-3-030-10752-9_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15:21:14.573000000</meta:creation-date>
    <dc:date>2025-05-04T15:21:17.046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  <meta:generator>LibreOffice/24.8.6.2$Windows_X86_64 LibreOffice_project/6d98ba145e9a8a39fc57bcc76981d1fb1316c60c</meta:generator>
  </office:meta>
</office:document-meta>
</file>